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2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rt year:</text:p>
          </table:table-cell>
          <table:table-cell office:value-type="string" calcext:value-type="string">
            <text:p>monthly series</text:p>
          </table:table-cell>
          <table:table-cell office:value-type="string" calcext:value-type="string">
            <text:p>quarterly index</text:p>
          </table:table-cell>
          <table:table-cell office:value-type="string" calcext:value-type="string">
            <text:p>quarterly series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formula="of:=ROUNDDOWN([.$A$2]+(ROW()-2)/4)&amp;&quot;Q&quot;&amp;(1+MOD((ROW()-2);4))" office:value-type="string" office:string-value="1985Q1" calcext:value-type="string">
            <text:p>1985Q1</text:p>
          </table:table-cell>
          <table:table-cell table:formula="of:=AVERAGE(OFFSET([.B$1]; (ROW()-1)*3-2;0;3;1))" office:value-type="float" office:value="2" calcext:value-type="float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DOWN([.$A$2]+(ROW()-2)/4)&amp;&quot;Q&quot;&amp;(1+MOD((ROW()-2);4))" office:value-type="string" office:string-value="1985Q2" calcext:value-type="string">
            <text:p>1985Q2</text:p>
          </table:table-cell>
          <table:table-cell table:formula="of:=AVERAGE(OFFSET([.B$1]; (ROW()-1)*3-2;0;3;1))" office:value-type="float" office:value="5" calcext:value-type="float">
            <text:p/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DOWN([.$A$2]+(ROW()-2)/4)&amp;&quot;Q&quot;&amp;(1+MOD((ROW()-2);4))" office:value-type="string" office:string-value="1985Q3" calcext:value-type="string">
            <text:p>1985Q3</text:p>
          </table:table-cell>
          <table:table-cell table:formula="of:=AVERAGE(OFFSET([.B$1]; (ROW()-1)*3-2;0;3;1))" office:value-type="float" office:value="8" calcext:value-type="float">
            <text:p/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DOWN([.$A$2]+(ROW()-2)/4)&amp;&quot;Q&quot;&amp;(1+MOD((ROW()-2);4))" office:value-type="string" office:string-value="1985Q4" calcext:value-type="string">
            <text:p>1985Q4</text:p>
          </table:table-cell>
          <table:table-cell table:formula="of:=AVERAGE(OFFSET([.B$1]; (ROW()-1)*3-2;0;3;1))" office:value-type="float" office:value="11" calcext:value-type="float">
            <text:p/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DOWN([.$A$2]+(ROW()-2)/4)&amp;&quot;Q&quot;&amp;(1+MOD((ROW()-2);4))" office:value-type="string" office:string-value="1986Q1" calcext:value-type="string">
            <text:p>1986Q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7:42:54.654000000</meta:creation-date>
    <dc:date>2015-02-19T17:44:04.929000000</dc:date>
    <meta:editing-duration>P0D</meta:editing-duration>
    <meta:editing-cycles>1</meta:editing-cycles>
    <meta:document-statistic meta:table-count="1" meta:cell-count="27" meta:object-count="0"/>
    <meta:generator>LibreOffice/4.2.2.1$Windows_x86 LibreOffice_project/3be8cda0bddd8e430d8cda1ebfd581265cca5a0f</meta:generator>
  </office:meta>
</office:document-meta>
</file>